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2.297cm"/>
    </style:style>
    <style:style style:name="Tableau1.B" style:family="table-column">
      <style:table-column-properties style:column-width="1.50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302cm"/>
    </style:style>
    <style:style style:name="Tableau1.E" style:family="table-column">
      <style:table-column-properties style:column-width="1.196cm"/>
    </style:style>
    <style:style style:name="Tableau1.F" style:family="table-column">
      <style:table-column-properties style:column-width="1.4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753fd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dddc8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dddc8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753fd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3b3bb3" officeooo:paragraph-rsid="003b3bb3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3b3bb3" officeooo:paragraph-rsid="003dfca3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7pt" officeooo:rsid="003dfca3" officeooo:paragraph-rsid="003dfca3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pt" officeooo:rsid="003dddc8" officeooo:paragraph-rsid="003dddc8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753fd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dfca3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rsid="0035f0ef" officeooo:paragraph-rsid="0035f0ef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6pt" officeooo:rsid="00348c24" officeooo:paragraph-rsid="00348c24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7pt" officeooo:paragraph-rsid="00348c24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officeooo:paragraph-rsid="00348c24"/>
    </style:style>
    <style:style style:name="T1" style:family="text">
      <style:text-properties officeooo:rsid="003dddc8"/>
    </style:style>
    <style:style style:name="T2" style:family="text">
      <style:text-properties officeooo:rsid="003b0e93"/>
    </style:style>
    <style:style style:name="T3" style:family="text">
      <style:text-properties officeooo:rsid="0041fb96"/>
    </style:style>
    <style:style style:name="T4" style:family="text">
      <style:text-properties officeooo:rsid="0025d2e6"/>
    </style:style>
    <style:style style:name="T5" style:family="text">
      <style:text-properties officeooo:rsid="003fa41e"/>
    </style:style>
    <style:style style:name="T6" style:family="text">
      <style:text-properties officeooo:rsid="00348c24"/>
    </style:style>
    <style:style style:name="T7" style:family="text">
      <style:text-properties officeooo:rsid="0035f0ef"/>
    </style:style>
    <style:style style:name="T8" style:family="text">
      <style:text-properties officeooo:rsid="003b3bb3"/>
    </style:style>
    <style:style style:name="T9" style:family="text">
      <style:text-properties style:font-name="Copperplate Gothic Bold" officeooo:rsid="00348c24"/>
    </style:style>
    <style:style style:name="T10" style:family="text">
      <style:text-properties style:font-name="Copperplate Gothic Bold" officeooo:rsid="003dddc8"/>
    </style:style>
    <style:style style:name="T11" style:family="text">
      <style:text-properties style:font-name="Copperplate Gothic Bold" officeooo:rsid="003b3bb3"/>
    </style:style>
    <style:style style:name="T12" style:family="text">
      <style:text-properties style:font-name="Copperplate Gothic Bold" fo:font-size="7pt" officeooo:rsid="00348c24" style:font-size-asian="7pt" style:font-size-complex="7pt"/>
    </style:style>
    <style:style style:name="T13" style:family="text">
      <style:text-properties style:font-name="Copperplate Gothic Bold" fo:font-size="7pt" officeooo:rsid="0042f3ab" style:font-size-asian="7pt" style:font-size-complex="7pt"/>
    </style:style>
    <style:style style:name="T14" style:family="text">
      <style:text-properties officeooo:rsid="003dfca3"/>
    </style:style>
    <style:style style:name="T15" style:family="text">
      <style:text-properties officeooo:rsid="0042f3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Relais d<text:span text:style-name="T7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16">Coti</text:p>
            <text:p text:style-name="P16">(Ajaccio)</text:p>
          </table:table-cell>
          <table:table-cell table:style-name="Tableau1.A2" office:value-type="string">
            <text:p text:style-name="P7">TK5ZCG</text:p>
          </table:table-cell>
          <table:table-cell table:style-name="Tableau1.A2" office:value-type="string">
            <text:p text:style-name="P7">S 430.15<text:span text:style-name="T8">0</text:span></text:p>
            <text:p text:style-name="P7">E 439.550</text:p>
          </table:table-cell>
          <table:table-cell table:style-name="Tableau1.A2" office:value-type="string">
            <text:p text:style-name="P10">+9,4 </text:p>
            <text:p text:style-name="P10">MHZ</text:p>
          </table:table-cell>
          <table:table-cell table:style-name="Tableau1.A2" office:value-type="string">
            <text:p text:style-name="P7">FM/TKNET</text:p>
          </table:table-cell>
          <table:table-cell table:style-name="Tableau1.F2" office:value-type="string">
            <text:p text:style-name="P7">88,5 Hz</text:p>
            <text:p text:style-name="P8">88,5 Hz</text:p>
          </table:table-cell>
        </table:table-row>
        <table:table-row>
          <table:table-cell table:style-name="Tableau1.A2" office:value-type="string">
            <text:p text:style-name="P17">Coti</text:p>
            <text:p text:style-name="P17">(Ajaccio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S <text:span text:style-name="T14">430.5375</text:span></text:p>
            <text:p text:style-name="P14">E 439.9375</text:p>
          </table:table-cell>
          <table:table-cell table:style-name="Tableau1.A2" office:value-type="string">
            <text:p text:style-name="P11">+9,4 </text:p>
            <text:p text:style-name="P11">MHZ</text:p>
          </table:table-cell>
          <table:table-cell table:style-name="Tableau1.A2" office:value-type="string">
            <text:p text:style-name="P14">C4FM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7">Coti</text:p>
            <text:p text:style-name="P17">(Ajaccio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4">S/E 144.800</text:p>
          </table:table-cell>
          <table:table-cell table:style-name="Tableau1.A2" office:value-type="string">
            <text:p text:style-name="P4">-</text:p>
          </table:table-cell>
          <table:table-cell table:style-name="Tableau1.A2" office:value-type="string">
            <text:p text:style-name="P14">APRS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8"/>
            <text:p text:style-name="P18">Punta</text:p>
          </table:table-cell>
          <table:table-cell table:style-name="Tableau1.A2" office:value-type="string">
            <text:p text:style-name="P7">TK5ZCF</text:p>
          </table:table-cell>
          <table:table-cell table:style-name="Tableau1.A2" office:value-type="string">
            <text:p text:style-name="P7">S 145.6375</text:p>
            <text:p text:style-name="P7">E 145.0375</text:p>
          </table:table-cell>
          <table:table-cell table:style-name="Tableau1.A2" office:value-type="string">
            <text:p text:style-name="P4">- <text:span text:style-name="T6">600</text:span></text:p>
            <text:p text:style-name="P10"><text:span text:style-name="T5">K</text:span>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7">88.5 Hz</text:p>
            <text:p text:style-name="P8">88,5 Hz</text:p>
          </table:table-cell>
        </table:table-row>
        <table:table-row>
          <table:table-cell table:style-name="Tableau1.A2" office:value-type="string">
            <text:p text:style-name="P19">Antisanti</text:p>
          </table:table-cell>
          <table:table-cell table:style-name="Tableau1.A2" office:value-type="string">
            <text:p text:style-name="P7">TK5ZME</text:p>
          </table:table-cell>
          <table:table-cell table:style-name="Tableau1.A2" office:value-type="string">
            <text:p text:style-name="P7">S 145.7125</text:p>
            <text:p text:style-name="P7">E 145.1125</text:p>
          </table:table-cell>
          <table:table-cell table:style-name="Tableau1.A2" office:value-type="string">
            <text:p text:style-name="P13">- <text:span text:style-name="T6">600</text:span></text:p>
            <text:p text:style-name="P10"><text:span text:style-name="T5">K</text:span>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7">88,5 Hz</text:p>
            <text:p text:style-name="P8"/>
          </table:table-cell>
        </table:table-row>
        <table:table-row>
          <table:table-cell table:style-name="Tableau1.A2" office:value-type="string">
            <text:p text:style-name="P19">Cervione</text:p>
          </table:table-cell>
          <table:table-cell table:style-name="Tableau1.A2" office:value-type="string">
            <text:p text:style-name="P7">TK1ZCA</text:p>
          </table:table-cell>
          <table:table-cell table:style-name="Tableau1.A2" office:value-type="string">
            <text:p text:style-name="P7">S 430.0<text:span text:style-name="T15">375</text:span></text:p>
            <text:p text:style-name="P21"><text:span text:style-name="T12">E 439.4</text:span><text:span text:style-name="T13">375</text:span></text:p>
          </table:table-cell>
          <table:table-cell table:style-name="Tableau1.A2" office:value-type="string">
            <text:p text:style-name="P7">+ 9,4</text:p>
            <text:p text:style-name="P10">M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7">88,5 HZ</text:p>
            <text:p text:style-name="P8">88,5 HZ</text:p>
          </table:table-cell>
        </table:table-row>
        <table:table-row>
          <table:table-cell table:style-name="Tableau1.A2" office:value-type="string">
            <text:p text:style-name="P19">Cervione ?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7">S 439.5125</text:p>
            <text:p text:style-name="P7">E 430.1125</text:p>
          </table:table-cell>
          <table:table-cell table:style-name="Tableau1.A2" office:value-type="string">
            <text:p text:style-name="P12">- <text:span text:style-name="T6">9,4</text:span></text:p>
            <text:p text:style-name="P10">MHz</text:p>
          </table:table-cell>
          <table:table-cell table:style-name="Tableau1.A2" office:value-type="string">
            <text:p text:style-name="P7">DMR</text:p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BASTIA</text:p>
          </table:table-cell>
          <table:table-cell table:style-name="Tableau1.A2" office:value-type="string">
            <text:p text:style-name="P7">TK1<text:span text:style-name="T1">ZCS</text:span></text:p>
          </table:table-cell>
          <table:table-cell table:style-name="Tableau1.A2" office:value-type="string">
            <text:p text:style-name="P20"><text:span text:style-name="T9">S 430.</text:span><text:span text:style-name="T10">150</text:span></text:p>
            <text:p text:style-name="P7">E 439.<text:span text:style-name="T1">550</text:span></text:p>
          </table:table-cell>
          <table:table-cell table:style-name="Tableau1.A2" office:value-type="string">
            <text:p text:style-name="P20"><text:span text:style-name="T9">+ 9,</text:span><text:span text:style-name="T11">4</text:span></text:p>
            <text:p text:style-name="P10">MHz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5">88,5 Hz</text:p>
            <text:p text:style-name="P6">88,5 Hz</text:p>
          </table:table-cell>
        </table:table-row>
        <table:table-row>
          <table:table-cell table:style-name="Tableau1.A2" office:value-type="string">
            <text:p text:style-name="P15">PORTOVEC<text:span text:style-name="T3">C</text:span>HIO</text:p>
          </table:table-cell>
          <table:table-cell table:style-name="Tableau1.A2" office:value-type="string">
            <text:p text:style-name="P7">TK1ZAR</text:p>
          </table:table-cell>
          <table:table-cell table:style-name="Tableau1.A2" office:value-type="string">
            <text:p text:style-name="P20"><text:span text:style-name="T9">S 430.</text:span><text:span text:style-name="T11">1</text:span><text:span text:style-name="T9">75</text:span></text:p>
            <text:p text:style-name="P7">E 439.575</text:p>
          </table:table-cell>
          <table:table-cell table:style-name="Tableau1.A2" office:value-type="string">
            <text:p text:style-name="P20"><text:span text:style-name="T9">+ 9,</text:span><text:span text:style-name="T11">4</text:span></text:p>
            <text:p text:style-name="P10">MHz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5">88,5 Hz</text:p>
            <text:p text:style-name="P6">88,5 Hz</text:p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dddc8"/>
    </style:style>
    <style:style style:name="MT2" style:family="text">
      <style:text-properties officeooo:rsid="003b0e93"/>
    </style:style>
    <style:style style:name="MT3" style:family="text">
      <style:text-properties officeooo:rsid="0042f3ab"/>
    </style:style>
    <style:style style:name="MT4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<text:span text:style-name="MT1">3</text:span><text:span text:style-name="MT2">.</text:span><text:span text:style-name="MT3">4</text:span></text:p>
        <text:p text:style-name="MP2">Version 1.0<text:span text:style-name="MT4">1 page </text:span><text:span text:style-name="MT4"><text:page-number text:select-page="current">1</text:page-number></text:span><text:span text:style-name="MT4">/</text:span><text:span text:style-name="MT4"><text:page-count>1</text:page-count></text:span><text:tab/><text:file-name text:display="name">Relais_Corse_AMR</text:file-name><text:tab/><text:date style:data-style-name="N37" text:date-value="2023-08-16T10:14:26.452000220">16/08/23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3-08-16T10:14:26.136000000</dc:date>
    <meta:editing-duration>PT10H40M33S</meta:editing-duration>
    <meta:editing-cycles>27</meta:editing-cycles>
    <meta:generator>LibreOffice/6.4.0.3$Windows_X86_64 LibreOffice_project/b0a288ab3d2d4774cb44b62f04d5d28733ac6df8</meta:generator>
    <dc:creator>Frédéric BOUCHET</dc:creator>
    <meta:document-statistic meta:table-count="1" meta:image-count="0" meta:object-count="0" meta:page-count="1" meta:paragraph-count="81" meta:word-count="125" meta:character-count="608" meta:non-whitespace-character-count="562"/>
  </office:meta>
</office:document-meta>
</file>